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2.1098in"/>
    </style:style>
    <style:style style:name="co5" style:family="table-column">
      <style:table-column-properties fo:break-before="auto" style:column-width="1.822in"/>
    </style:style>
    <style:style style:name="co3" style:family="table-column">
      <style:table-column-properties fo:break-before="auto" style:column-width="0.8925in"/>
    </style:style>
    <style:style style:name="co6" style:family="table-column">
      <style:table-column-properties fo:break-before="auto" style:column-width="2.5102in"/>
    </style:style>
    <style:style style:name="co7" style:family="table-column">
      <style:table-column-properties fo:break-before="auto" style:column-width="3.5307in"/>
    </style:style>
    <style:style style:name="ro4" style:family="table-row">
      <style:table-row-properties style:row-height="0.178in" fo:break-before="auto" style:use-optimal-row-height="true"/>
    </style:style>
    <style:style style:name="ro1" style:family="table-row">
      <style:table-row-properties style:row-height="0.1689in" fo:break-before="auto" style:use-optimal-row-height="true"/>
    </style:style>
    <style:style style:name="ro2" style:family="table-row">
      <style:table-row-properties style:row-height="0.1638in" fo:break-before="auto" style:use-optimal-row-height="true"/>
    </style:style>
    <style:style style:name="ro5" style:family="table-row">
      <style:table-row-properties style:row-height="0.1945in" fo:break-before="auto" style:use-optimal-row-height="true"/>
    </style:style>
    <style:style style:name="ro6" style:family="table-row">
      <style:table-row-properties style:row-height="0.228in" fo:break-before="auto" style:use-optimal-row-height="true"/>
    </style:style>
    <style:style style:name="ro7" style:family="table-row">
      <style:table-row-properties style:row-height="0.1965in" fo:break-before="auto" style:use-optimal-row-height="true"/>
    </style:style>
    <style:style style:name="ro8" style:family="table-row">
      <style:table-row-properties style:row-height="0.3728in" fo:break-before="auto" style:use-optimal-row-height="true"/>
    </style:style>
    <style:style style:name="ro9" style:family="table-row">
      <style:table-row-properties style:row-height="0.7252in" fo:break-before="auto" style:use-optimal-row-height="true"/>
    </style:style>
    <style:style style:name="ro10" style:family="table-row">
      <style:table-row-properties style:row-height="0.1862in" fo:break-before="auto" style:use-optimal-row-height="true"/>
    </style:style>
    <style:style style:name="ro11" style:family="table-row">
      <style:table-row-properties style:row-height="0.3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font-name="Helvetica" fo:font-size="11pt" fo:language="en" fo:country="US" fo:font-style="normal" fo:text-shadow="none" style:text-underline-style="none" fo:font-weight="normal" style:text-underline-mode="continuous" style:text-overline-mode="continuous" style:text-line-through-mode="continuous" style:font-name-asian="Helvetica"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text-outline="false" style:text-line-through-style="none"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color="#000000" style:text-outline="false" style:text-line-through-style="none" style:font-name="Helvetica" fo:font-size="10pt" fo:language="en" fo:country="US" fo:font-style="normal" fo:text-shadow="none" style:text-underline-style="none" fo:font-weight="normal" style:text-underline-mode="continuous" style:text-overline-mode="continuous" style:text-line-through-mode="continuous" style:font-name-asian="Helvetica"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fo:color="#000000" style:text-outline="false" style:text-line-through-style="none" style:font-name="Helvetica" fo:language="en" fo:country="US" fo:font-style="normal" fo:text-shadow="none" style:text-underline-style="none" fo:font-weight="normal" style:text-underline-mode="continuous" style:text-overline-mode="continuous" style:text-line-through-mode="continuous" style:font-name-asian="Helvetica" style:language-asian="en" style:country-asian="US" style:font-style-asian="normal" style:font-weight-asian="normal" style:font-name-complex="Helvetica"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000000" fo:font-size="11pt" fo:language="en" fo:country="US" style:font-size-asian="11pt" style:language-asian="en" style:country-asian="US" style:font-size-complex="6.25pt" style:language-complex="en" style:country-complex="US"/>
    </style:style>
    <style:style style:name="ce8" style:family="table-cell" style:parent-style-name="Default">
      <style:text-properties fo:color="#000000" style:font-name="Helvetica" fo:font-size="11pt" fo:language="en" fo:country="US" style:font-name-asian="Helvetica" style:font-size-asian="11pt" style:language-asian="en" style:country-asian="US" style:font-name-complex="Helvetica" style:font-size-complex="6.25pt" style:language-complex="en" style:country-complex="US"/>
    </style:style>
    <style:style style:name="ce9" style:family="table-cell" style:parent-style-name="Default">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fo:color="#000000" style:text-outline="false" style:text-line-through-style="none" style:font-name="Helvetica" fo:language="en" fo:country="US" fo:font-style="normal" fo:text-shadow="none" style:text-underline-style="none" fo:font-weight="normal" style:text-underline-mode="continuous" style:text-overline-mode="continuous" style:text-line-through-mode="continuous" style:font-name-asian="Helvetica"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ext-properties fo:color="#000000" style:text-outline="false" style:text-line-through-style="none" style:font-name="Helvetica" fo:language="en" fo:country="US" fo:font-style="normal" fo:text-shadow="none" style:text-underline-style="none" fo:font-weight="normal" style:text-underline-mode="continuous" style:text-overline-mode="continuous" style:text-line-through-mode="continuous" style:font-name-asian="Helvetica" style:language-asian="en" style:country-asian="US" style:font-style-asian="normal" style:font-weight-asian="normal" style:font-name-complex="Helvetica"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style:font-name="Helvetica" fo:language="en" fo:country="US" style:font-name-asian="Helvetica" style:language-asian="en" style:country-asian="US" style:font-name-complex="Helvetica" style:font-size-complex="5.65000009536743pt" style:language-complex="en" style:country-complex="US"/>
    </style:style>
    <style:style style:name="ce13" style:family="table-cell" style:parent-style-name="Default">
      <style:text-properties fo:color="#000000" fo:language="en" fo:country="US" style:language-asian="en" style:country-asian="US" style:font-size-complex="5.65000009536743pt" style:language-complex="en" style:country-complex="US"/>
    </style:style>
    <style:style style:name="ce14" style:family="table-cell" style:parent-style-name="Default">
      <style:text-properties fo:color="#000000" style:text-outline="false" style:text-line-through-style="none"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fo:color="#000000" style:font-name="Helvetica" fo:font-size="9pt" fo:language="en" fo:country="US" style:font-name-asian="Helvetica" style:font-size-asian="9pt" style:language-asian="en" style:country-asian="US" style:font-name-complex="Helvetica" style:font-size-complex="5.09999990463257pt" style:language-complex="en" style:country-complex="US"/>
    </style:style>
    <style:style style:name="ta_extref" style:family="table">
      <style:table-properties table:display="false"/>
    </style:style>
    <style:style style:name="T1" style:family="text">
      <style:text-properties fo:color="#000000" style:font-name="Helvetica" fo:font-size="11pt" style:font-name-asian="Helvetica" style:font-size-asian="11pt" style:font-name-complex="Helvetica" style:font-size-complex="6.30000019073486pt"/>
    </style:style>
    <style:style style:name="T2" style:family="text">
      <style:text-properties fo:color="#000000" style:font-name="Symbol" fo:font-size="11pt" style:font-name-asian="Symbol" style:font-size-asian="11pt" style:font-name-complex="Symbol" style:font-size-complex="6.30000019073486pt"/>
    </style:style>
    <style:style style:name="T3" style:family="text">
      <style:text-properties fo:color="#000000" style:font-name="Helvetica" fo:font-size="10pt" style:font-name-asian="Helvetica" style:font-size-asian="10pt" style:font-name-complex="Helvetica" style:font-size-complex="5.69999980926514pt"/>
    </style:style>
    <style:style style:name="T4" style:family="text">
      <style:text-properties fo:color="#000000" style:font-name="Symbol" fo:font-size="10pt" style:font-name-asian="Symbol" style:font-size-asian="10pt" style:font-name-complex="Symbol" style:font-size-complex="5.69999980926514pt"/>
    </style:style>
    <style:style style:name="T5" style:family="text">
      <style:text-properties fo:color="#000000" style:font-name="Helvetica" fo:font-size="7.5pt" style:font-name-asian="Helvetica" style:font-size-asian="7.5pt" style:font-name-complex="Helvetica" style:font-size-complex="4.30000019073486pt"/>
    </style:style>
    <style:style style:name="T6" style:family="text">
      <style:text-properties fo:color="#000000" style:font-name="Helvetica" fo:font-size="9pt" style:font-name-asian="Helvetica" style:font-size-asian="9pt" style:font-name-complex="Helvetica" style:font-size-complex="5.09999990463257pt"/>
    </style:style>
    <style:style style:name="T7" style:family="text">
      <style:text-properties fo:color="#000000" style:font-name="Helvetica" style:font-name-asian="Helvetica" style:font-name-complex="Helvetica" style:font-size-complex="5.69999980926514pt"/>
    </style:style>
    <style:style style:name="T8" style:family="text">
      <style:text-properties fo:color="#000000" style:font-name="Symbol" fo:font-size="9pt" style:font-name-asian="Symbol" style:font-size-asian="9pt" style:font-name-complex="Symbol" style:font-size-complex="5.09999990463257pt"/>
    </style:style>
  </office:automatic-styles>
  <office:body>
    <office:spreadsheet>
      <table:table table:name="Sheet1" table:style-name="ta1" table:print="false">
        <table:table-column table:style-name="co6" table:default-cell-style-name="Default"/>
        <table:table-column table:style-name="co7" table:default-cell-style-name="Default"/>
        <table:table-row table:style-name="ro4">
          <table:table-cell table:number-columns-repeated="2"/>
        </table:table-row>
        <table:table-row table:style-name="ro4">
          <table:table-cell office:value-type="string">
            <text:p>HCO3</text:p>
          </table:table-cell>
          <table:table-cell office:value-type="string">
            <text:p>just like glucose, reaborption in PT totally. </text:p>
          </table:table-cell>
        </table:table-row>
        <table:table-row table:style-name="ro4">
          <table:table-cell office:value-type="string">
            <text:p>free water clearance </text:p>
          </table:table-cell>
          <table:table-cell office:value-type="string">
            <text:p>whether kidney responding the appropriately to maintain normal plasma osmolarity </text:p>
          </table:table-cell>
        </table:table-row>
        <table:table-row table:style-name="ro4">
          <table:table-cell/>
          <table:table-cell office:value-type="string">
            <text:p>how much solute free water is being excreted </text:p>
          </table:table-cell>
        </table:table-row>
        <table:table-row table:style-name="ro4">
          <table:table-cell/>
          <table:table-cell office:value-type="string">
            <text:p>CH2O= V- UosmV/Posm </text:p>
          </table:table-cell>
        </table:table-row>
        <table:table-row table:style-name="ro4">
          <table:table-cell/>
          <table:table-cell office:value-type="string">
            <text:p>CH2O&gt; 0 = hypotonic urine formed</text:p>
          </table:table-cell>
        </table:table-row>
        <table:table-row table:style-name="ro5">
          <table:table-cell table:style-name="ce1" office:value-type="string">
            <text:p>Patient exhibits an extended expiratory phase.</text:p>
          </table:table-cell>
          <table:table-cell table:style-name="ce1" office:value-type="string">
            <text:p>Obstructive lung disease.</text:p>
          </table:table-cell>
        </table:table-row>
        <table:table-row table:style-name="ro5">
          <table:table-cell table:style-name="ce1" office:value-type="string">
            <text:p>Young man is concerned about his wife’s inability to conceive and her recurrent URIs. She has dextrocardia.</text:p>
          </table:table-cell>
          <table:table-cell table:style-name="ce1" office:value-type="string">
            <text:p>Dynein (Kartagener’s).</text:p>
          </table:table-cell>
        </table:table-row>
        <table:table-row table:style-name="ro6">
          <table:table-cell table:style-name="ce1" office:value-type="string">
            <text:p>The following lung volumes are obtained from an elderly smoker: FRC 5.0 L, IRV 1.5 L, IC 2.0 L, VC 3.5 L.</text:p>
          </table:table-cell>
          <table:table-cell office:value-type="string">
            <text:p>TCL = <text:span text:style-name="T1">7.0 L.</text:span></text:p>
          </table:table-cell>
        </table:table-row>
        <table:table-row table:style-name="ro6">
          <table:table-cell table:style-name="ce2" office:value-type="string">
            <text:p><text:span text:style-name="T1">Preterm infant has difficulty breathing. An x-ray reveals </text:span><text:span text:style-name="T2">↑ </text:span><text:span text:style-name="T1">lung densities.</text:span></text:p>
          </table:table-cell>
          <table:table-cell table:style-name="ce7" office:value-type="string">
            <text:p><text:span text:style-name="T1">Neonatal respiratory distress syndrome; administration of maternal steroids before birth to </text:span><text:span text:style-name="T2">↑ </text:span><text:span text:style-name="T1">surfactant production.</text:span></text:p>
          </table:table-cell>
        </table:table-row>
        <table:table-row table:style-name="ro5">
          <table:table-cell table:style-name="ce1" office:value-type="string">
            <text:p>25-year-old comatose man on ventilatory support following an automobile accident develops fever and dies. Autopsy reveals a pus-filled cavity in his right lung.</text:p>
          </table:table-cell>
          <table:table-cell table:style-name="ce8" office:value-type="string">
            <text:p>Aspiration of infective material leading to lung abscess.</text:p>
          </table:table-cell>
        </table:table-row>
        <table:table-row table:style-name="ro6">
          <table:table-cell table:style-name="ce1" office:value-type="string">
            <text:p>52-year-old woman undergoing menopause is chronically tired.</text:p>
          </table:table-cell>
          <table:table-cell table:style-name="ce7" office:value-type="string">
            <text:p><text:span text:style-name="T1">Anemia due to chronic blood loss. </text:span><text:span text:style-name="T2">↓ </text:span><text:span text:style-name="T1">oxygen content; oxygen saturation unchanged.</text:span></text:p>
          </table:table-cell>
        </table:table-row>
        <table:table-row table:style-name="ro5">
          <table:table-cell table:style-name="ce1" office:value-type="string">
            <text:p>Patient is shown to have hypoxia despite a normal chest x-ray.</text:p>
          </table:table-cell>
          <table:table-cell table:style-name="ce8" office:value-type="string">
            <text:p>Pulmonary embolism. May be mistaken for an MI.</text:p>
          </table:table-cell>
        </table:table-row>
        <table:table-row table:style-name="ro5">
          <table:table-cell table:style-name="ce1" office:value-type="string">
            <text:p>Patient is shown to have hypoxia and has an abnormal chest x-ray showing an enlarged heart.</text:p>
          </table:table-cell>
          <table:table-cell table:style-name="ce8" office:value-type="string">
            <text:p>CHF.</text:p>
          </table:table-cell>
        </table:table-row>
        <table:table-row table:style-name="ro4">
          <table:table-cell table:style-name="ce3" office:value-type="string">
            <text:p>Conducting zone</text:p>
          </table:table-cell>
          <table:table-cell table:style-name="ce3" office:value-type="string">
            <text:p>Consists of nose, pharynx, trachea, bronchi, bronchioles, and terminal bronchioles. Cartilage is present only in the trachea and bronchi. Brings air in and out. Warms, humidifies, filters air. Anatomic dead space. Walls of conducting airways contain smooth muscle.</text:p>
          </table:table-cell>
        </table:table-row>
        <table:table-row table:style-name="ro4">
          <table:table-cell table:style-name="ce3" office:value-type="string">
            <text:p>Respiratory zone</text:p>
          </table:table-cell>
          <table:table-cell table:style-name="ce3" office:value-type="string">
            <text:p>Consists of respiratory bronchioles, alveolar ducts, and alveoli. Participates in gas</text:p>
          </table:table-cell>
        </table:table-row>
        <table:table-row table:style-name="ro4">
          <table:table-cell/>
          <table:table-cell table:style-name="ce3" office:value-type="string">
            <text:p>exchange.</text:p>
          </table:table-cell>
        </table:table-row>
        <table:table-row table:style-name="ro4">
          <table:table-cell office:value-type="string">
            <text:p>histology of respiratory tree</text:p>
          </table:table-cell>
          <table:table-cell table:style-name="ce3" office:value-type="string">
            <text:p>Pseudocolumnar ciliated cells extend to the respiratory bronchioles; goblet cells extend only to the terminal bronchioles.</text:p>
          </table:table-cell>
        </table:table-row>
        <table:table-row table:style-name="ro4">
          <table:table-cell table:style-name="ce3" office:value-type="string">
            <text:p>Type I cells </text:p>
          </table:table-cell>
          <table:table-cell table:style-name="ce3" office:value-type="string">
            <text:p>97% of alveolar surfaces) line the alveoli. Squamous; thin for optimal gas diffusion</text:p>
          </table:table-cell>
        </table:table-row>
        <table:table-row table:style-name="ro7">
          <table:table-cell table:style-name="ce3" office:value-type="string">
            <text:p>Type II cells</text:p>
          </table:table-cell>
          <table:table-cell table:style-name="ce5" office:value-type="string">
            <text:p><text:span text:style-name="T3">(3%) secrete pulmonary surfactant (dipalmitoyl phosphatidylcholine), which </text:span><text:span text:style-name="T4">↓ </text:span><text:span text:style-name="T3">the alveolar surface tension. Cuboidal and clustered. Also serve as precursors to type I cells and other type II cells. Type II cells proliferate during</text:span></text:p>
          </table:table-cell>
        </table:table-row>
        <table:table-row table:style-name="ro4">
          <table:table-cell/>
          <table:table-cell table:style-name="ce3" office:value-type="string">
            <text:p>lung damage.</text:p>
          </table:table-cell>
        </table:table-row>
        <table:table-row table:style-name="ro4">
          <table:table-cell table:style-name="ce3" office:value-type="string">
            <text:p>Clara cells–</text:p>
          </table:table-cell>
          <table:table-cell table:style-name="ce3" office:value-type="string">
            <text:p>nonciliated; columnar with secretory</text:p>
          </table:table-cell>
        </table:table-row>
        <table:table-row table:style-name="ro4">
          <table:table-cell/>
          <table:table-cell table:style-name="ce3" office:value-type="string">
            <text:p>granules. Secrete component of surfactant; degrade toxins; act as reserve cells.</text:p>
          </table:table-cell>
        </table:table-row>
        <table:table-row table:style-name="ro7">
          <table:table-cell table:style-name="ce3" office:value-type="string">
            <text:p>lecithin-to-sphingomyelin ratio</text:p>
          </table:table-cell>
          <table:table-cell table:style-name="ce5" office:value-type="string">
            <text:p><text:span text:style-name="T4">&gt; </text:span><text:span text:style-name="T3">2.0 in amniotic fluid is indicative of fetal lung maturity.</text:span></text:p>
          </table:table-cell>
        </table:table-row>
        <table:table-row table:style-name="ro4">
          <table:table-cell table:style-name="ce4" office:value-type="string">
            <text:p>Bronchopulmonary segments</text:p>
          </table:table-cell>
          <table:table-cell table:style-name="ce3" office:value-type="string">
            <text:p>Each bronchopulmonary segment has a 3° (segmental) bronchus and 2 arteries (bronchial and pulmonary) in the center; veins and lymphatics drain along the borders.</text:p>
          </table:table-cell>
        </table:table-row>
        <table:table-row table:style-name="ro4">
          <table:table-cell table:style-name="ce3" office:value-type="string">
            <text:p>Right lung </text:p>
          </table:table-cell>
          <table:table-cell table:style-name="ce3" office:value-type="string">
            <text:p>Pulmonary arteries carry deoxygenated blood from the right side of the heart. Elastic walls maintain pulmonary arterial pressure at relatively constant levels throughout cardiac cycle.</text:p>
          </table:table-cell>
        </table:table-row>
        <table:table-row table:style-name="ro4">
          <table:table-cell/>
          <table:table-cell table:style-name="ce3" office:value-type="string">
            <text:p>3 lobes; </text:p>
          </table:table-cell>
        </table:table-row>
        <table:table-row table:style-name="ro4">
          <table:table-cell/>
          <table:table-cell table:style-name="ce3" office:value-type="string">
            <text:p>more common site for inhaled foreign body because the right main stem bronchus is wider and more vertical than the left.</text:p>
          </table:table-cell>
        </table:table-row>
        <table:table-row table:style-name="ro4">
          <table:table-cell/>
          <table:table-cell office:value-type="string">
            <text:p>upright= lower portion of right inferior lobe </text:p>
          </table:table-cell>
        </table:table-row>
        <table:table-row table:style-name="ro4">
          <table:table-cell/>
          <table:table-cell office:value-type="string">
            <text:p>supine= superior portion of right inferior lobe</text:p>
          </table:table-cell>
        </table:table-row>
        <table:table-row table:style-name="ro4">
          <table:table-cell office:value-type="string">
            <text:p>left lung </text:p>
          </table:table-cell>
          <table:table-cell table:style-name="ce3" office:value-type="string">
            <text:p>has 2 lobes and Lingula (homologue of right middle lobe</text:p>
          </table:table-cell>
        </table:table-row>
        <table:table-row table:style-name="ro4">
          <table:table-cell/>
          <table:table-cell table:style-name="ce3" office:value-type="string">
            <text:p>nstead of a middle lobe, the left lung has a space occupied by the heart. The relation of the pulmonary artery to the bronchus at each lung hilus is described by RALS–– Right Anterior; Left Superior.</text:p>
          </table:table-cell>
        </table:table-row>
        <table:table-row table:style-name="ro4">
          <table:table-cell table:style-name="ce3" office:value-type="string">
            <text:p><text:s/>T8</text:p>
          </table:table-cell>
          <table:table-cell table:style-name="ce3" office:value-type="string">
            <text:p>IVC.</text:p>
          </table:table-cell>
        </table:table-row>
        <table:table-row table:style-name="ro4">
          <table:table-cell table:style-name="ce3" office:value-type="string">
            <text:p>T10</text:p>
          </table:table-cell>
          <table:table-cell table:style-name="ce3" office:value-type="string">
            <text:p>esophagus, vagus (2 trunks).</text:p>
          </table:table-cell>
        </table:table-row>
        <table:table-row table:style-name="ro4">
          <table:table-cell table:style-name="ce3" office:value-type="string">
            <text:p>T12</text:p>
          </table:table-cell>
          <table:table-cell table:style-name="ce3" office:value-type="string">
            <text:p>aorta (red), thoracic duct (white),</text:p>
          </table:table-cell>
        </table:table-row>
        <table:table-row table:style-name="ro4">
          <table:table-cell/>
          <table:table-cell table:style-name="ce3" office:value-type="string">
            <text:p>azygous vein (blue).</text:p>
          </table:table-cell>
        </table:table-row>
        <table:table-row table:style-name="ro4">
          <table:table-cell table:style-name="ce3" office:value-type="string">
            <text:p>Diaphragm</text:p>
          </table:table-cell>
          <table:table-cell table:style-name="ce3" office:value-type="string">
            <text:p><text:s/>innervated by C3, 4, and 5 (phrenic</text:p>
          </table:table-cell>
        </table:table-row>
        <table:table-row table:style-name="ro4">
          <table:table-cell/>
          <table:table-cell table:style-name="ce3" office:value-type="string">
            <text:p>nerve). Pain from the diaphragm can be referred to the shoulder.</text:p>
          </table:table-cell>
        </table:table-row>
        <table:table-row table:style-name="ro4">
          <table:table-cell table:style-name="ce3" office:value-type="string">
            <text:p>Quiet breathing:</text:p>
          </table:table-cell>
          <table:table-cell table:style-name="ce3" office:value-type="string">
            <text:p>Inspiration––diaphragm. Expiration––passive.</text:p>
          </table:table-cell>
        </table:table-row>
        <table:table-row table:style-name="ro4">
          <table:table-cell table:style-name="ce3" office:value-type="string">
            <text:p>Exercise:</text:p>
          </table:table-cell>
          <table:table-cell table:style-name="ce3" office:value-type="string">
            <text:p>Inspiration––external intercostals, scalene muscles, sternomastoids. Expiration––rectus abdominis, internal and external obliques, transversus abdominis,</text:p>
          </table:table-cell>
        </table:table-row>
        <table:table-row table:style-name="ro4">
          <table:table-cell/>
          <table:table-cell table:style-name="ce3" office:value-type="string">
            <text:p>internal intercostals.</text:p>
          </table:table-cell>
        </table:table-row>
        <table:table-row table:style-name="ro7">
          <table:table-cell table:style-name="ce4" office:value-type="string">
            <text:p>Important lung products</text:p>
          </table:table-cell>
          <table:table-cell table:style-name="ce5" office:value-type="string">
            <text:p><text:span text:style-name="T3">1. Surfactant––produced by type II pneumocytes, </text:span><text:span text:style-name="T4">↓ </text:span><text:span text:style-name="T3">alveolar surface tension, </text:span><text:span text:style-name="T4">↑ </text:span><text:span text:style-name="T3">compliance, </text:span><text:span text:style-name="T4">↓ </text:span><text:span text:style-name="T3">work of inspiration</text:span></text:p>
          </table:table-cell>
        </table:table-row>
        <table:table-row table:style-name="ro7">
          <table:table-cell/>
          <table:table-cell table:style-name="ce5" office:value-type="string">
            <text:p><text:span text:style-name="T3">2. Prostaglandins 3. Histamine </text:span><text:span text:style-name="T4">↑ </text:span><text:span text:style-name="T3">bronchoconstriction 4. Angiotensin-converting enzyme (ACE)––</text:span></text:p>
          </table:table-cell>
        </table:table-row>
        <table:table-row table:style-name="ro7">
          <table:table-cell/>
          <table:table-cell table:style-name="ce5" office:value-type="string">
            <text:p><text:span text:style-name="T3">angiotensin I </text:span><text:span text:style-name="T4">→ </text:span><text:span text:style-name="T3">angiotensin II; inactivates bradykinin (ACE inhibitors </text:span><text:span text:style-name="T4">↑ </text:span><text:span text:style-name="T3">bradykinin and cause cough, angioedema)</text:span></text:p>
          </table:table-cell>
        </table:table-row>
        <table:table-row table:style-name="ro4">
          <table:table-cell/>
          <table:table-cell table:style-name="ce3" office:value-type="string">
            <text:p>5. Kallikrein––activates bradykinin</text:p>
          </table:table-cell>
        </table:table-row>
        <table:table-row table:style-name="ro4">
          <table:table-cell table:style-name="ce3" office:value-type="string">
            <text:p>Surfactant</text:p>
          </table:table-cell>
          <table:table-cell table:style-name="ce3" office:value-type="string">
            <text:p>dipalmitoyl phosphatidylcholine (lecithin) deficient in neonatal RDS.</text:p>
          </table:table-cell>
        </table:table-row>
        <table:table-row table:style-name="ro4">
          <table:table-cell table:style-name="ce3" office:value-type="string">
            <text:p>Collapsing pressure </text:p>
          </table:table-cell>
          <table:table-cell table:style-name="ce3" office:value-type="string">
            <text:p>2( tension) / radius </text:p>
          </table:table-cell>
        </table:table-row>
        <table:table-row table:style-name="ro4">
          <table:table-cell table:style-name="ce3" office:value-type="string">
            <text:p>Residual volume (RV)–</text:p>
          </table:table-cell>
          <table:table-cell table:style-name="ce3" office:value-type="string">
            <text:p>air in lung after maximal expiration</text:p>
          </table:table-cell>
        </table:table-row>
        <table:table-row table:style-name="ro4">
          <table:table-cell/>
          <table:table-cell office:value-type="string">
            <text:p>cannot be measured on spirometry </text:p>
          </table:table-cell>
        </table:table-row>
        <table:table-row table:style-name="ro4">
          <table:table-cell table:style-name="ce3" office:value-type="string">
            <text:p>Expiratory reserve volume (ERV)</text:p>
          </table:table-cell>
          <table:table-cell table:style-name="ce3" office:value-type="string">
            <text:p>air that can still be breathed out after normal expiration</text:p>
          </table:table-cell>
        </table:table-row>
        <table:table-row table:style-name="ro4">
          <table:table-cell table:style-name="ce3" office:value-type="string">
            <text:p>Tidal volume (TV)</text:p>
          </table:table-cell>
          <table:table-cell table:style-name="ce3" office:value-type="string">
            <text:p>air that moves into lung with each quiet inspiration, typically 500 mL</text:p>
          </table:table-cell>
        </table:table-row>
        <table:table-row table:style-name="ro4">
          <table:table-cell table:style-name="ce3" office:value-type="string">
            <text:p>Inspiratory reserve volume (IRV)</text:p>
          </table:table-cell>
          <table:table-cell table:style-name="ce3" office:value-type="string">
            <text:p>air in excess of tidal volume that moves into lung on maximum inspiration</text:p>
          </table:table-cell>
        </table:table-row>
        <table:table-row table:style-name="ro7">
          <table:table-cell table:style-name="ce3" office:value-type="string">
            <text:p>Vital capacity (VC)</text:p>
          </table:table-cell>
          <table:table-cell table:style-name="ce5" office:value-type="string">
            <text:p><text:span text:style-name="T3">TV </text:span><text:span text:style-name="T4">+ </text:span><text:span text:style-name="T3">IRV </text:span><text:span text:style-name="T4">+ </text:span><text:span text:style-name="T3">ERV</text:span></text:p>
          </table:table-cell>
        </table:table-row>
        <table:table-row table:style-name="ro4">
          <table:table-cell table:style-name="ce3" office:value-type="string">
            <text:p>Functional residual capacity (FRC)</text:p>
          </table:table-cell>
          <table:table-cell table:style-name="ce3" office:value-type="string">
            <text:p>volume in lungs after normal expiration)</text:p>
          </table:table-cell>
        </table:table-row>
        <table:table-row table:style-name="ro4">
          <table:table-cell/>
          <table:table-cell office:value-type="string">
            <text:p>RV+ ERV</text:p>
          </table:table-cell>
        </table:table-row>
        <table:table-row table:style-name="ro7">
          <table:table-cell table:style-name="ce3" office:value-type="string">
            <text:p>Inspiratory capacity (IC)</text:p>
          </table:table-cell>
          <table:table-cell table:style-name="ce5" office:value-type="string">
            <text:p><text:span text:style-name="T3">IRV </text:span><text:span text:style-name="T4">+ </text:span><text:span text:style-name="T3">TV</text:span></text:p>
          </table:table-cell>
        </table:table-row>
        <table:table-row table:style-name="ro4">
          <table:table-cell table:style-name="ce3" office:value-type="string">
            <text:p>Total lung capacity––TLC </text:p>
          </table:table-cell>
          <table:table-cell table:style-name="ce3" office:value-type="string">
            <text:p>IRV + TV + ERV + RV</text:p>
          </table:table-cell>
        </table:table-row>
        <table:table-row table:style-name="ro4">
          <table:table-cell office:value-type="string">
            <text:p>FRC+ IC </text:p>
          </table:table-cell>
          <table:table-cell office:value-type="string">
            <text:p>VC+ RV = TLC </text:p>
          </table:table-cell>
        </table:table-row>
        <table:table-row table:style-name="ro4">
          <table:table-cell table:style-name="ce3" office:value-type="string">
            <text:p>Vital capacity</text:p>
          </table:table-cell>
          <table:table-cell table:style-name="ce3" office:value-type="string">
            <text:p><text:s/>everything but the residual volume</text:p>
          </table:table-cell>
        </table:table-row>
        <table:table-row table:style-name="ro4">
          <table:table-cell office:value-type="string">
            <text:p>VD</text:p>
          </table:table-cell>
          <table:table-cell office:value-type="string">
            <text:p>VT * ( PaCO2- Pe CO2) / Pa CO2</text:p>
          </table:table-cell>
        </table:table-row>
        <table:table-row table:style-name="ro4">
          <table:table-cell office:value-type="string">
            <text:p>FRC </text:p>
          </table:table-cell>
          <table:table-cell office:value-type="string">
            <text:p>inward pull of lung is balanced by outward pull of chest wall, and system pressure is atmospheric</text:p>
          </table:table-cell>
        </table:table-row>
        <table:table-row table:style-name="ro4">
          <table:table-cell office:value-type="string">
            <text:p>hemoglobin </text:p>
          </table:table-cell>
          <table:table-cell office:value-type="string">
            <text:p>composed of 4 polypeptide subunits ( 2a and 2 B) and exists in 2 forms </text:p>
          </table:table-cell>
        </table:table-row>
        <table:table-row table:style-name="ro4">
          <table:table-cell/>
          <table:table-cell office:value-type="string">
            <text:p>T= low affinity for O2 </text:p>
          </table:table-cell>
        </table:table-row>
        <table:table-row table:style-name="ro4">
          <table:table-cell/>
          <table:table-cell office:value-type="string">
            <text:p>R= high affinity ( relax) </text:p>
          </table:table-cell>
        </table:table-row>
        <table:table-row table:style-name="ro4">
          <table:table-cell/>
          <table:table-cell office:value-type="string">
            <text:p>hemoglobin exhibits positive cooperativity and negative allostery </text:p>
          </table:table-cell>
        </table:table-row>
        <table:table-row table:style-name="ro4">
          <table:table-cell/>
          <table:table-cell office:value-type="string">
            <text:p>negative allostery = account for the sigmoid shaped O2 dissociation curve for hemoglobin, unlike myoglobin. </text:p>
          </table:table-cell>
        </table:table-row>
        <table:table-row table:style-name="ro4">
          <table:table-cell office:value-type="string">
            <text:p>fetal hemoglobin </text:p>
          </table:table-cell>
          <table:table-cell office:value-type="string">
            <text:p>2 a and 2 r, low affinity for 2,3 BPG than adult hemoglobin ( HbA) and thus has higher affinity for O2. </text:p>
          </table:table-cell>
        </table:table-row>
        <table:table-row table:style-name="ro4">
          <table:table-cell office:value-type="string">
            <text:p>Favor T form over R form</text:p>
          </table:table-cell>
          <table:table-cell office:value-type="string">
            <text:p>increase Cl-. H+, CO2, 2,3-BPG, and temperature. </text:p>
          </table:table-cell>
        </table:table-row>
        <table:table-row table:style-name="ro4">
          <table:table-cell/>
          <table:table-cell office:value-type="string">
            <text:p>shifts dissociation curve to right, leading to increase O2 unloading. </text:p>
          </table:table-cell>
        </table:table-row>
        <table:table-row table:style-name="ro4">
          <table:table-cell office:value-type="string">
            <text:p>hemoglobin modifications </text:p>
          </table:table-cell>
          <table:table-cell office:value-type="string">
            <text:p>lead to tissue hypoxia from decrease O2 saturation and decrease O2 content. </text:p>
          </table:table-cell>
        </table:table-row>
        <table:table-row table:style-name="ro4">
          <table:table-cell office:value-type="string">
            <text:p>methemoglobin </text:p>
          </table:table-cell>
          <table:table-cell office:value-type="string">
            <text:p>1. oxidized form of hemoglobin ( ferric, Fe 3+) </text:p>
          </table:table-cell>
        </table:table-row>
        <table:table-row table:style-name="ro4">
          <table:table-cell/>
          <table:table-cell office:value-type="string">
            <text:p>2. doesn't bind O2 as readily, but increase affinity for CN-</text:p>
          </table:table-cell>
        </table:table-row>
        <table:table-row table:style-name="ro4">
          <table:table-cell office:value-type="string">
            <text:p>methemoglobinemia </text:p>
          </table:table-cell>
          <table:table-cell office:value-type="string">
            <text:p>treated with <text:s/>methylene blue</text:p>
          </table:table-cell>
        </table:table-row>
        <table:table-row table:style-name="ro4">
          <table:table-cell office:value-type="string">
            <text:p>de poison of cyanide </text:p>
          </table:table-cell>
          <table:table-cell office:value-type="string">
            <text:p>1. nitrites = oxidize hemoglobin <text:s/>to methemoglobin </text:p>
          </table:table-cell>
        </table:table-row>
        <table:table-row table:style-name="ro4">
          <table:table-cell/>
          <table:table-cell office:value-type="string">
            <text:p>2. methemoglobin binds with cyanide ( cytochrome oxidase free) </text:p>
          </table:table-cell>
        </table:table-row>
        <table:table-row table:style-name="ro4">
          <table:table-cell/>
          <table:table-cell office:value-type="string">
            <text:p>3. thiosulfate bind cyanide, form thiocyanate = renally excreted </text:p>
          </table:table-cell>
        </table:table-row>
        <table:table-row table:style-name="ro4">
          <table:table-cell office:value-type="string">
            <text:p>carboxyhemoglobin </text:p>
          </table:table-cell>
          <table:table-cell office:value-type="string">
            <text:p>form of hemoglobin bound to CO in place of O2. </text:p>
          </table:table-cell>
        </table:table-row>
        <table:table-row table:style-name="ro4">
          <table:table-cell/>
          <table:table-cell office:value-type="string">
            <text:p>decrease O2-binding capacity with a left shift in the oxygen-hemoglobin dissociation curve. </text:p>
          </table:table-cell>
        </table:table-row>
        <table:table-row table:style-name="ro4">
          <table:table-cell/>
          <table:table-cell office:value-type="string">
            <text:p>decrease O2 unloading in tissue. </text:p>
          </table:table-cell>
        </table:table-row>
        <table:table-row table:style-name="ro4">
          <table:table-cell office:value-type="string">
            <text:p>Fatal Hb </text:p>
          </table:table-cell>
          <table:table-cell office:value-type="string">
            <text:p>higher affinity for O2 than adult Hb, so its dissociation curve is shifted left. </text:p>
          </table:table-cell>
        </table:table-row>
        <table:table-row table:style-name="ro7">
          <table:table-cell table:style-name="ce3" office:value-type="string">
            <text:p>Perfusion limited</text:p>
          </table:table-cell>
          <table:table-cell table:style-name="ce9" office:value-type="string">
            <text:p><text:span text:style-name="T3">O</text:span><text:span text:style-name="T5">2 </text:span><text:span text:style-name="T3">(normal health), CO</text:span><text:span text:style-name="T5">2</text:span><text:span text:style-name="T3">, N</text:span><text:span text:style-name="T5">2</text:span><text:span text:style-name="T3">O. Gas equilibrates early along the length of the capillary. Diffusion can be </text:span><text:span text:style-name="T4">↑ </text:span><text:span text:style-name="T3">only if blood flow </text:span><text:span text:style-name="T4">↑</text:span><text:span text:style-name="T3">.</text:span></text:p>
          </table:table-cell>
        </table:table-row>
        <table:table-row table:style-name="ro7">
          <table:table-cell table:style-name="ce3" office:value-type="string">
            <text:p>Diffusion limited–</text:p>
          </table:table-cell>
          <table:table-cell table:style-name="ce10" office:value-type="string">
            <text:p><text:span text:style-name="T3">O</text:span><text:span text:style-name="T5">2 </text:span><text:span text:style-name="T3">(emphysema, fibrosis), CO. Gas does not equilibrate by the time blood reaches the end of the capillary.</text:span></text:p>
          </table:table-cell>
        </table:table-row>
        <table:table-row table:style-name="ro4">
          <table:table-cell table:style-name="ce3" office:value-type="string">
            <text:p><text:s/>consequence of pulmonary hypertension</text:p>
          </table:table-cell>
          <table:table-cell table:style-name="ce3" office:value-type="string">
            <text:p>cor pulmonale and subsequent right ventricular failure (jugular venous distention, edema, hepatomegaly).</text:p>
          </table:table-cell>
        </table:table-row>
        <table:table-row table:style-name="ro4">
          <table:table-cell office:value-type="string">
            <text:p>diffusion </text:p>
          </table:table-cell>
          <table:table-cell office:value-type="string">
            <text:p>Vgas= A/T * ( difference in partial pressures) </text:p>
          </table:table-cell>
        </table:table-row>
        <table:table-row table:style-name="ro4">
          <table:table-cell/>
          <table:table-cell office:value-type="string">
            <text:p>A decrease in emphysema </text:p>
          </table:table-cell>
        </table:table-row>
        <table:table-row table:style-name="ro4">
          <table:table-cell/>
          <table:table-cell office:value-type="string">
            <text:p>T increase in pulmonary fibrosis </text:p>
          </table:table-cell>
        </table:table-row>
        <table:table-row table:style-name="ro7">
          <table:table-cell office:value-type="string">
            <text:p>pulmonary hypertension </text:p>
          </table:table-cell>
          <table:table-cell table:style-name="ce5" office:value-type="string">
            <text:p><text:span text:style-name="T3">ormal pulmonary artery pressure = 10–14 mmHg; pulmonary hypertension </text:span><text:span text:style-name="T4">≥ </text:span><text:span text:style-name="T3">25 mmHg or </text:span><text:span text:style-name="T4">&gt; </text:span><text:span text:style-name="T3">35 mmHg during exercise.</text:span></text:p>
          </table:table-cell>
        </table:table-row>
        <table:table-row table:style-name="ro4">
          <table:table-cell office:value-type="string">
            <text:p>primary pulmonary hypertension </text:p>
          </table:table-cell>
          <table:table-cell office:value-type="string">
            <text:p>an inactivating mutatio in the BMPR2 gene ( normally functions to inhibit vascular smooth muscle proliferation) poor prognosis </text:p>
          </table:table-cell>
        </table:table-row>
        <table:table-row table:style-name="ro4">
          <table:table-cell office:value-type="string">
            <text:p>secondary pulmonary hypertension </text:p>
          </table:table-cell>
          <table:table-cell office:value-type="string">
            <text:p>1. COPD = destruction of lung parnchyma </text:p>
          </table:table-cell>
        </table:table-row>
        <table:table-row table:style-name="ro4">
          <table:table-cell/>
          <table:table-cell office:value-type="string">
            <text:p>2. mitral stenosis = increase resistance = increase pressue </text:p>
          </table:table-cell>
        </table:table-row>
        <table:table-row table:style-name="ro4">
          <table:table-cell/>
          <table:table-cell office:value-type="string">
            <text:p>3. recurrent thromboemboli ( decrease cross-sectional area of pulmonary vascular bed) </text:p>
          </table:table-cell>
        </table:table-row>
        <table:table-row table:style-name="ro4">
          <table:table-cell/>
          <table:table-cell office:value-type="string">
            <text:p>4. autoimmune disease = systemic sclerosis </text:p>
          </table:table-cell>
        </table:table-row>
        <table:table-row table:style-name="ro4">
          <table:table-cell/>
          <table:table-cell office:value-type="string">
            <text:p>5. imflammation = intimal fibrosis = medial hypertrophy </text:p>
          </table:table-cell>
        </table:table-row>
        <table:table-row table:style-name="ro4">
          <table:table-cell/>
          <table:table-cell office:value-type="string">
            <text:p>6. left to right shunt = increase shear stress= endothelial injury </text:p>
          </table:table-cell>
        </table:table-row>
        <table:table-row table:style-name="ro4">
          <table:table-cell/>
          <table:table-cell office:value-type="string">
            <text:p>7. sleep apnea or living at high altitude = hypoxic vasoconstriction </text:p>
          </table:table-cell>
        </table:table-row>
        <table:table-row table:style-name="ro4">
          <table:table-cell office:value-type="string">
            <text:p>course of pulmonary hypertension </text:p>
          </table:table-cell>
          <table:table-cell office:value-type="string">
            <text:p>severe respiratory distress = cyanosis and RVH= death from decompensated cor pulmonale </text:p>
          </table:table-cell>
        </table:table-row>
        <table:table-row table:style-name="ro4">
          <table:table-cell table:style-name="ce4" office:value-type="string">
            <text:p>Pulmonary vascular resistance (PVR)</text:p>
          </table:table-cell>
          <table:table-cell office:value-type="string">
            <text:p>PVR= ( Ppulm artery -P L atrium ) / cardiac output </text:p>
          </table:table-cell>
        </table:table-row>
        <table:table-row table:style-name="ro7">
          <table:table-cell/>
          <table:table-cell table:style-name="ce10" office:value-type="string">
            <text:p><text:span text:style-name="T3">P</text:span><text:span text:style-name="T5">pulm artery </text:span><text:span text:style-name="T3">= pressure in pulmonary artery.</text:span></text:p>
          </table:table-cell>
        </table:table-row>
        <table:table-row table:style-name="ro7">
          <table:table-cell/>
          <table:table-cell table:style-name="ce10" office:value-type="string">
            <text:p><text:span text:style-name="T3">P</text:span><text:span text:style-name="T5">L atrium </text:span><text:span text:style-name="T3">= pulmonary wedge pressure.</text:span></text:p>
          </table:table-cell>
        </table:table-row>
        <table:table-row table:style-name="ro7">
          <table:table-cell/>
          <table:table-cell table:style-name="ce5" office:value-type="string">
            <text:p><text:span text:style-name="T4">η </text:span><text:span text:style-name="T3">= the viscosity of inspired air; l = airway length; r = airway radius.</text:span></text:p>
          </table:table-cell>
        </table:table-row>
        <table:table-row table:style-name="ro7">
          <table:table-cell/>
          <table:table-cell table:style-name="ce9" office:value-type="string">
            <text:p><text:span text:style-name="T3">Remember: </text:span><text:span text:style-name="T4">∆</text:span><text:span text:style-name="T3">P = Q </text:span><text:span text:style-name="T4">× </text:span><text:span text:style-name="T3">R, so R = </text:span><text:span text:style-name="T4">∆</text:span><text:span text:style-name="T3">P / Q. R = 8</text:span><text:span text:style-name="T4">η</text:span><text:span text:style-name="T3">l / </text:span><text:span text:style-name="T4">π</text:span><text:span text:style-name="T3">r</text:span><text:span text:style-name="T5">4</text:span></text:p>
          </table:table-cell>
        </table:table-row>
        <table:table-row table:style-name="ro7">
          <table:table-cell table:style-name="ce4" office:value-type="string">
            <text:p>Oxygen content </text:p>
          </table:table-cell>
          <table:table-cell table:style-name="ce9" office:value-type="string">
            <text:p><text:span text:style-name="T3">O</text:span><text:span text:style-name="T5">2 </text:span><text:span text:style-name="T3">content = (O</text:span><text:span text:style-name="T5">2 </text:span><text:span text:style-name="T3">binding capacity </text:span><text:span text:style-name="T4">× </text:span><text:span text:style-name="T3">% saturation) + dissolved O</text:span><text:span text:style-name="T5">2</text:span><text:span text:style-name="T3">. </text:span><text:span text:style-name="T6"><text:tab/></text:span><text:span text:style-name="T3">Normally 1 g Hb can bind 1.34 mL O</text:span><text:span text:style-name="T5">2</text:span><text:span text:style-name="T3">; normal Hb amount in blood is 15 g/dL.</text:span></text:p>
          </table:table-cell>
        </table:table-row>
        <table:table-row table:style-name="ro7">
          <table:table-cell/>
          <table:table-cell table:style-name="ce9" office:value-type="string">
            <text:p><text:span text:style-name="T3">Cyanosis results when Hb is &lt; 5 g/dL. O</text:span><text:span text:style-name="T5">2 </text:span><text:span text:style-name="T3">binding capacity </text:span><text:span text:style-name="T4">≈ </text:span><text:span text:style-name="T3">20.1 mL O</text:span><text:span text:style-name="T5">2 </text:span><text:span text:style-name="T3">/ dL. O</text:span><text:span text:style-name="T5">2 </text:span><text:span text:style-name="T3">content of arterial blood </text:span><text:span text:style-name="T4">↓ </text:span><text:span text:style-name="T3">as Hb falls, but O</text:span><text:span text:style-name="T5">2 </text:span><text:span text:style-name="T3">saturation and arterial P</text:span><text:span text:style-name="T5">O2 </text:span><text:span text:style-name="T3">do not. Arterial P</text:span><text:span text:style-name="T5">O2 </text:span><text:span text:style-name="T4">↓ </text:span><text:span text:style-name="T3">with chronic lung disease because physiologic shunt </text:span><text:span text:style-name="T4">↓ </text:span><text:span text:style-name="T3">O</text:span><text:span text:style-name="T5">2 </text:span><text:span text:style-name="T3">extraction ratio. Oxygen delivery to tissues = cardiac output </text:span><text:span text:style-name="T4">× </text:span><text:span text:style-name="T3">oxygen content of blood.</text:span></text:p>
          </table:table-cell>
        </table:table-row>
        <table:table-row table:style-name="ro7">
          <table:table-cell table:style-name="ce4" office:value-type="string">
            <text:p>Alveolar gas equation</text:p>
          </table:table-cell>
          <table:table-cell table:style-name="ce11" office:value-type="string">
            <text:p><text:span text:style-name="T3">PA</text:span><text:span text:style-name="T5">O</text:span><text:span text:style-name="T5"><text:tab/></text:span><text:span text:style-name="T3">= PI</text:span><text:span text:style-name="T5">O2</text:span><text:span text:style-name="T5"><text:tab/></text:span><text:span text:style-name="T3">– PA</text:span><text:span text:style-name="T5">CO2 /</text:span><text:span text:style-name="T3">R</text:span></text:p>
          </table:table-cell>
        </table:table-row>
        <table:table-row table:style-name="ro7">
          <table:table-cell/>
          <table:table-cell table:style-name="ce10" office:value-type="string">
            <text:p><text:span text:style-name="T3">Can normally be approximated: PA</text:span><text:span text:style-name="T5">O2 </text:span><text:span text:style-name="T3">= 150 – Pa</text:span><text:span text:style-name="T5">CO2 </text:span><text:span text:style-name="T3">/ 0.8</text:span></text:p>
          </table:table-cell>
        </table:table-row>
        <table:table-row table:style-name="ro7">
          <table:table-cell/>
          <table:table-cell table:style-name="ce10" office:value-type="string">
            <text:p><text:span text:style-name="T3">PA</text:span><text:span text:style-name="T5">O2 </text:span><text:span text:style-name="T3">= alveolar P</text:span><text:span text:style-name="T5">O2 </text:span><text:span text:style-name="T3">(mmHg). PI</text:span><text:span text:style-name="T5">O2 </text:span><text:span text:style-name="T3">= P</text:span><text:span text:style-name="T5">O2 </text:span><text:span text:style-name="T3">in inspired air</text:span></text:p>
          </table:table-cell>
        </table:table-row>
        <table:table-row table:style-name="ro7">
          <table:table-cell/>
          <table:table-cell table:style-name="ce10" office:value-type="string">
            <text:p><text:span text:style-name="T3">(mmHg). PA</text:span><text:span text:style-name="T5">CO2 </text:span><text:span text:style-name="T3">= alveolar P</text:span><text:span text:style-name="T5">CO2 </text:span><text:span text:style-name="T3">(mmHg). R = respiratory quotient. A-a gradient = PA</text:span><text:span text:style-name="T5">O2 </text:span><text:span text:style-name="T3">– Pa</text:span><text:span text:style-name="T5">O2 </text:span><text:span text:style-name="T3">=</text:span></text:p>
          </table:table-cell>
        </table:table-row>
        <table:table-row table:style-name="ro7">
          <table:table-cell/>
          <table:table-cell table:style-name="ce5" office:value-type="string">
            <text:p><text:span text:style-name="T3">10–15 mmHg. </text:span><text:span text:style-name="T4">↑ </text:span><text:span text:style-name="T3">A-a gradient may occur in</text:span></text:p>
          </table:table-cell>
        </table:table-row>
        <table:table-row table:style-name="ro4">
          <table:table-cell/>
          <table:table-cell table:style-name="ce3" office:value-type="string">
            <text:p>hypoxemia; causes include shunting, V/Q mismatch, fibrosis (diffusion block).</text:p>
          </table:table-cell>
        </table:table-row>
        <table:table-row table:style-name="ro4">
          <table:table-cell office:value-type="string">
            <text:p>hypoventilation, high altitude </text:p>
          </table:table-cell>
          <table:table-cell office:value-type="string">
            <text:p>1.hypoxemia 2. normal A-a gradient <text:s/>3. decrease PaO2 </text:p>
          </table:table-cell>
        </table:table-row>
        <table:table-row table:style-name="ro4">
          <table:table-cell office:value-type="string">
            <text:p>A-a gradient increase + hypoxemia ( decrease of PaO2) </text:p>
          </table:table-cell>
          <table:table-cell office:value-type="string">
            <text:p>V/Q mismatch, diffusion limitation, right-to-left shunt </text:p>
          </table:table-cell>
        </table:table-row>
        <table:table-row table:style-name="ro4">
          <table:table-cell office:value-type="string">
            <text:p>hypoxia </text:p>
          </table:table-cell>
          <table:table-cell office:value-type="string">
            <text:p>decrease O2 delievery to tissue. </text:p>
          </table:table-cell>
        </table:table-row>
        <table:table-row table:style-name="ro4">
          <table:table-cell/>
          <table:table-cell office:value-type="string">
            <text:p>decrease cardiac output </text:p>
          </table:table-cell>
        </table:table-row>
        <table:table-row table:style-name="ro4">
          <table:table-cell/>
          <table:table-cell office:value-type="string">
            <text:p>hypoxemia </text:p>
          </table:table-cell>
        </table:table-row>
        <table:table-row table:style-name="ro4">
          <table:table-cell/>
          <table:table-cell office:value-type="string">
            <text:p>Anemia, cyanide poisoning , Co poisoning. </text:p>
          </table:table-cell>
        </table:table-row>
        <table:table-row table:style-name="ro4">
          <table:table-cell office:value-type="string">
            <text:p>ischemia </text:p>
          </table:table-cell>
          <table:table-cell office:value-type="string">
            <text:p>loss of blood flow</text:p>
          </table:table-cell>
        </table:table-row>
        <table:table-row table:style-name="ro4">
          <table:table-cell/>
          <table:table-cell office:value-type="string">
            <text:p>impeded arterial flow.</text:p>
          </table:table-cell>
        </table:table-row>
        <table:table-row table:style-name="ro4">
          <table:table-cell/>
          <table:table-cell office:value-type="string">
            <text:p>reduced veous drainage</text:p>
          </table:table-cell>
        </table:table-row>
        <table:table-row table:style-name="ro7">
          <table:table-cell table:style-name="ce4" office:value-type="string">
            <text:p>V/Q mismatch</text:p>
          </table:table-cell>
          <table:table-cell table:style-name="ce5" office:value-type="string">
            <text:p><text:span text:style-name="T3">1. Apex of the lung––V/Q </text:span><text:span text:style-name="T4">= </text:span><text:span text:style-name="T3">3 (wasted ventilation) 2. Base of the lung––V/Q </text:span><text:span text:style-name="T4">= </text:span><text:span text:style-name="T3">0.6 (wasted perfusion)</text:span></text:p>
          </table:table-cell>
        </table:table-row>
        <table:table-row table:style-name="ro4">
          <table:table-cell/>
          <table:table-cell table:style-name="ce3" office:value-type="string">
            <text:p>Both ventilation and perfusion are greater at the base of the lung than at the apex of the lung.</text:p>
          </table:table-cell>
        </table:table-row>
        <table:table-row table:style-name="ro7">
          <table:table-cell/>
          <table:table-cell table:style-name="ce5" office:value-type="string">
            <text:p><text:span text:style-name="T3">With exercise (</text:span><text:span text:style-name="T4">↑ </text:span><text:span text:style-name="T3">cardiac output), there is vasodilation of apical capillaries, resulting in a V/Q ratio that approaches 1.</text:span></text:p>
          </table:table-cell>
        </table:table-row>
        <table:table-row table:style-name="ro7">
          <table:table-cell/>
          <table:table-cell table:style-name="ce10" office:value-type="string">
            <text:p><text:span text:style-name="T3">Certain organisms that thrive in high O</text:span><text:span text:style-name="T5">2 </text:span><text:span text:style-name="T3">(e.g., TB) flourish in the apex.</text:span></text:p>
          </table:table-cell>
        </table:table-row>
        <table:table-row table:style-name="ro7">
          <table:table-cell table:style-name="ce5" office:value-type="string">
            <text:p><text:span text:style-name="T3">V/Q </text:span><text:span text:style-name="T4">→ </text:span><text:span text:style-name="T3">0</text:span></text:p>
          </table:table-cell>
          <table:table-cell table:style-name="ce10" office:value-type="string">
            <text:p><text:span text:style-name="T3">airway obstruction (shunt). In shunt, 100% O</text:span><text:span text:style-name="T5">2 </text:span><text:span text:style-name="T3">does not improve P</text:span><text:span text:style-name="T5">O2</text:span><text:span text:style-name="T3">.</text:span></text:p>
          </table:table-cell>
        </table:table-row>
        <table:table-row table:style-name="ro7">
          <table:table-cell table:style-name="ce5" office:value-type="string">
            <text:p><text:span text:style-name="T3">V/Q </text:span><text:span text:style-name="T4">→ ∞</text:span></text:p>
          </table:table-cell>
          <table:table-cell table:style-name="ce10" office:value-type="string">
            <text:p><text:span text:style-name="T3">blood flow obstruction (physiologic dead space). Assuming &lt; 100% dead space, 100% O</text:span><text:span text:style-name="T5">2 </text:span><text:span text:style-name="T3">improves P</text:span><text:span text:style-name="T5">O2</text:span><text:span text:style-name="T3">.</text:span></text:p>
          </table:table-cell>
        </table:table-row>
        <table:table-row table:style-name="ro4">
          <table:table-cell office:value-type="string">
            <text:p>CO2 transport </text:p>
          </table:table-cell>
          <table:table-cell office:value-type="string">
            <text:p>1. bicarbonate 90% 2. bound to hemoglobin at N terminus of globin as carbaminohemoglobin. CO2 binding favors taut form ( O2 unloaded) 3. dissolved CO2</text:p>
          </table:table-cell>
        </table:table-row>
        <table:table-row table:style-name="ro7">
          <table:table-cell table:style-name="ce6" office:value-type="string">
            <text:p>In lungs, oxygenation of Hb </text:p>
          </table:table-cell>
          <table:table-cell table:style-name="ce10" office:value-type="string">
            <text:p><text:span text:style-name="T3"><text:s/></text:span><text:span text:style-name="T3">lungs, oxygenation of Hb </text:span><text:span text:style-name="T5">+ </text:span><text:span text:style-name="T3">promotes dissociation of H from Hb. This shifts equilibrium toward CO</text:span><text:span text:style-name="T5">2 </text:span><text:span text:style-name="T3">formation; therefore, CO</text:span><text:span text:style-name="T5">2 </text:span><text:span text:style-name="T3">is released from RBCs (Haldane effect).</text:span></text:p>
          </table:table-cell>
        </table:table-row>
        <table:table-row table:style-name="ro7">
          <table:table-cell/>
          <table:table-cell table:style-name="ce9" office:value-type="string">
            <text:p><text:span text:style-name="T3">In peripheral tissue, </text:span><text:span text:style-name="T4">↑ </text:span><text:span text:style-name="T3">H</text:span><text:span text:style-name="T5">+ </text:span><text:span text:style-name="T3">from tissue metabolism shifts curve to right, unloading O</text:span><text:span text:style-name="T5">2 </text:span><text:span text:style-name="T3">(Bohr effect</text:span></text:p>
          </table:table-cell>
        </table:table-row>
        <table:table-row table:style-name="ro7">
          <table:table-cell table:style-name="ce4" office:value-type="string">
            <text:p>Response to high altitude</text:p>
          </table:table-cell>
          <table:table-cell table:style-name="ce9" office:value-type="string">
            <text:p><text:span text:style-name="T3">1. Acute </text:span><text:span text:style-name="T4">↑ </text:span><text:span text:style-name="T3">in ventilation 2. Chronic </text:span><text:span text:style-name="T4">↑ </text:span><text:span text:style-name="T3">in ventilation 3. </text:span><text:span text:style-name="T4">↑ </text:span><text:span text:style-name="T3">erythropoietin </text:span><text:span text:style-name="T4">→ ↑ </text:span><text:span text:style-name="T3">hematocrit and hemoglobin (chronic hypoxia) 4. </text:span><text:span text:style-name="T4">↑ </text:span><text:span text:style-name="T3">2,3-DPG (binds to hemoglobin so that hemoglobin releases more O</text:span><text:span text:style-name="T5">2</text:span><text:span text:style-name="T3">) 5. Cellular changes (</text:span><text:span text:style-name="T4">↑ </text:span><text:span text:style-name="T3">mitochondria) 6. </text:span><text:span text:style-name="T4">↑ </text:span><text:span text:style-name="T3">renal excretion of bicarbonate (e.g., can augment by use of acetazolamide) to</text:span></text:p>
          </table:table-cell>
        </table:table-row>
        <table:table-row table:style-name="ro4">
          <table:table-cell/>
          <table:table-cell table:style-name="ce3" office:value-type="string">
            <text:p>compensate for the respiratory alkalosis 7. Chronic hypoxic pulmonary vasoconstriction results in RVH</text:p>
          </table:table-cell>
        </table:table-row>
        <table:table-row table:style-name="ro4">
          <table:table-cell office:value-type="string">
            <text:p>response to exercise </text:p>
          </table:table-cell>
          <table:table-cell office:value-type="string">
            <text:p>1.V/Q ratio from apex to base becomes more uniform. 2. increase pulmonary blood flow due to increase cardiac output 3. no change in PaO2 and Pa CO2 but increase veneous CO2 content. </text:p>
          </table:table-cell>
        </table:table-row>
        <table:table-row table:style-name="ro4">
          <table:table-cell office:value-type="string">
            <text:p>pulmonary embolus </text:p>
          </table:table-cell>
          <table:table-cell office:value-type="string">
            <text:p>prevent by heparin </text:p>
          </table:table-cell>
        </table:table-row>
        <table:table-row table:style-name="ro4">
          <table:table-cell office:value-type="string">
            <text:p>Homan's sign </text:p>
          </table:table-cell>
          <table:table-cell office:value-type="string">
            <text:p>dorsiflexion of foot = tender calf muscle. </text:p>
          </table:table-cell>
        </table:table-row>
        <table:table-row table:style-name="ro7">
          <table:table-cell table:style-name="ce3" office:value-type="string">
            <text:p>Chronic Bronchitis blue bloater </text:p>
          </table:table-cell>
          <table:table-cell table:style-name="ce3" office:value-type="string">
            <text:p>Hypertrophy of mucus-secreting glands in the bronchioles. <text:s/><text:span text:style-name="T3">Productive cough for &gt; 3 consecutive months in </text:span><text:span text:style-name="T4">≥ </text:span><text:span text:style-name="T3">2 years. Disease of small airways.Findings––wheezing, crackles, cyanosis.</text:span></text:p>
          </table:table-cell>
        </table:table-row>
        <table:table-row table:style-name="ro4">
          <table:table-cell table:style-name="ce3" office:value-type="string">
            <text:p>Reid index</text:p>
          </table:table-cell>
          <table:table-cell table:style-name="ce3" office:value-type="string">
            <text:p>gland depth / total thickness of bronchial wall; in COPD, Reid index &gt; 50%.</text:p>
          </table:table-cell>
        </table:table-row>
        <table:table-row table:style-name="ro4">
          <table:table-cell table:style-name="ce3" office:value-type="string">
            <text:p>Emphysema</text:p>
          </table:table-cell>
          <table:table-cell table:style-name="ce3" office:value-type="string">
            <text:p>(“pink puffer,” barrel-shaped chest)</text:p>
          </table:table-cell>
        </table:table-row>
        <table:table-row table:style-name="ro7">
          <table:table-cell table:style-name="ce3"/>
          <table:table-cell table:style-name="ce5" office:value-type="string">
            <text:p><text:span text:style-name="T3">Enlargement of air spaces and </text:span><text:span text:style-name="T4">↓ </text:span><text:span text:style-name="T3">recoil resulting from destruction of alveolar walls.</text:span></text:p>
          </table:table-cell>
        </table:table-row>
        <table:table-row table:style-name="ro7">
          <table:table-cell/>
          <table:table-cell table:style-name="ce5" office:value-type="string">
            <text:p><text:span text:style-name="T4">↑ </text:span><text:span text:style-name="T3">elastase activity. </text:span><text:span text:style-name="T4">↑ </text:span><text:span text:style-name="T3">lung compliance due to loss of elastic</text:span></text:p>
          </table:table-cell>
        </table:table-row>
        <table:table-row table:style-name="ro7">
          <table:table-cell/>
          <table:table-cell table:style-name="ce5" office:value-type="string">
            <text:p><text:span text:style-name="T3">fibers. Exhale through pursed lips to </text:span><text:span text:style-name="T4">↑ </text:span><text:span text:style-name="T3">airway pressure and prevent airway collapse during exhalation.</text:span></text:p>
          </table:table-cell>
        </table:table-row>
        <table:table-row table:style-name="ro7">
          <table:table-cell/>
          <table:table-cell table:style-name="ce5" office:value-type="string">
            <text:p><text:span text:style-name="T3">Findings––dyspnea, </text:span><text:span text:style-name="T4">↓ </text:span><text:span text:style-name="T3">breath sounds, tachycardia, </text:span><text:span text:style-name="T4">↓ </text:span><text:span text:style-name="T3">I/E ratio.</text:span></text:p>
          </table:table-cell>
        </table:table-row>
        <table:table-row table:style-name="ro4">
          <table:table-cell office:value-type="string">
            <text:p>centriacinar emphysema </text:p>
          </table:table-cell>
          <table:table-cell table:style-name="ce3" office:value-type="string">
            <text:p>caused by smoking.</text:p>
          </table:table-cell>
        </table:table-row>
        <table:table-row table:style-name="ro7">
          <table:table-cell table:style-name="ce3" office:value-type="string">
            <text:p>Panacinar</text:p>
          </table:table-cell>
          <table:table-cell table:style-name="ce9" office:value-type="string">
            <text:p><text:span text:style-name="T4">α</text:span><text:span text:style-name="T5">1</text:span><text:span text:style-name="T3">-antitrypsin deficiency (also</text:span></text:p>
          </table:table-cell>
        </table:table-row>
        <table:table-row table:style-name="ro4">
          <table:table-cell/>
          <table:table-cell table:style-name="ce3" office:value-type="string">
            <text:p>liver cirrhosis).</text:p>
          </table:table-cell>
        </table:table-row>
        <table:table-row table:style-name="ro4">
          <table:table-cell table:style-name="ce3" office:value-type="string">
            <text:p>Paraseptal emphysema</text:p>
          </table:table-cell>
          <table:table-cell table:style-name="ce3" office:value-type="string">
            <text:p>associated with</text:p>
          </table:table-cell>
        </table:table-row>
        <table:table-row table:style-name="ro7">
          <table:table-cell/>
          <table:table-cell table:style-name="ce5" office:value-type="string">
            <text:p><text:span text:style-name="T3">bullae </text:span><text:span text:style-name="T4">→ </text:span><text:span text:style-name="T3">can rupture </text:span><text:span text:style-name="T4">→ </text:span><text:span text:style-name="T3">spontaneous pneumothorax; often in young, otherwise healthy males.</text:span></text:p>
          </table:table-cell>
        </table:table-row>
        <table:table-row table:style-name="ro4">
          <table:table-cell table:style-name="ce3" office:value-type="string">
            <text:p>Asthma</text:p>
          </table:table-cell>
          <table:table-cell table:style-name="ce3" office:value-type="string">
            <text:p>Bronchial hyperresponsiveness causes reversible bronchoconstriction. Smooth muscle hypertrophy and Curschmann’s spirals (shed epithelium from mucous plugs).</text:p>
          </table:table-cell>
        </table:table-row>
        <table:table-row table:style-name="ro4">
          <table:table-cell/>
          <table:table-cell table:style-name="ce3" office:value-type="string">
            <text:p>Can be triggered by viral URIs, allergens, and stress.</text:p>
          </table:table-cell>
        </table:table-row>
        <table:table-row table:style-name="ro7">
          <table:table-cell/>
          <table:table-cell table:style-name="ce5" office:value-type="string">
            <text:p><text:span text:style-name="T3">Findings: cough, wheezing, dyspnea, tachypnea, hypoxemia, </text:span><text:span text:style-name="T4">↓ </text:span><text:span text:style-name="T3">I/E ratio, pulsus paradoxus, mucus plugging.</text:span></text:p>
          </table:table-cell>
        </table:table-row>
        <table:table-row table:style-name="ro7">
          <table:table-cell table:style-name="ce3" office:value-type="string">
            <text:p>Bronchiectasis</text:p>
          </table:table-cell>
          <table:table-cell table:style-name="ce5" office:value-type="string">
            <text:p><text:span text:style-name="T3">Chronic necrotizing infection of bronchi </text:span><text:span text:style-name="T4">→ </text:span><text:span text:style-name="T3">permanently dilated airways, purulent sputum, recurrent infections, hemoptysis.</text:span></text:p>
          </table:table-cell>
        </table:table-row>
        <table:table-row table:style-name="ro4">
          <table:table-cell/>
          <table:table-cell table:style-name="ce3" office:value-type="string">
            <text:p>Associated with bronchial obstruction, CF, poor ciliary motility, Kartagener’s syndrome. Can develop aspergillosis.</text:p>
          </table:table-cell>
        </table:table-row>
        <table:table-row table:style-name="ro8">
          <table:table-cell table:style-name="ce3" office:value-type="string">
            <text:p><text:s/>Poor breathing mechanics (extrapulmonary, peripheral hypoventilation):</text:p>
          </table:table-cell>
          <table:table-cell table:style-name="ce12" office:value-type="string">
            <text:p><text:span text:style-name="T7">Poor muscular effort––polio, myasthenia gravis</text:span></text:p>
            <text:p><text:span text:style-name="T7">b. Poor structural apparatus––scoliosis, morbid obesity</text:span></text:p>
          </table:table-cell>
        </table:table-row>
        <table:table-row table:style-name="ro9">
          <table:table-cell table:style-name="ce3" office:value-type="string">
            <text:p>Interstitial lung diseases (pulmonary, lowered diffusing capacity):</text:p>
          </table:table-cell>
          <table:table-cell table:style-name="ce13" office:value-type="string">
            <text:p><text:span text:style-name="T7">a. Adult respiratory distress syndrome (ARDS) b. Neonatal respiratory distress syndrome (hyaline membrane disease) c. Pneumoconioses (coal miner’s silicosis, asbestosis) d. Sarcoidosis e. Idiopathic pulmonary fibrosis (repeated cycles of lung injury and wound</text:span></text:p>
            <text:p><text:span text:style-name="T3">healing with </text:span><text:span text:style-name="T4">↑ </text:span><text:span text:style-name="T3">collagen) f. Goodpasture’s syndrome</text:span></text:p>
            <text:p><text:span text:style-name="T7">g. Wegener’s granulomatosis h. Eosinophilic granuloma (histiocytosis X)</text:span></text:p>
            <text:p><text:span text:style-name="T7">i. Drug toxicity (bleomycin, busulfan, amiodarone)</text:span></text:p>
          </table:table-cell>
        </table:table-row>
        <table:table-row table:style-name="ro4">
          <table:table-cell office:value-type="string">
            <text:p>silicosis </text:p>
          </table:table-cell>
          <table:table-cell office:value-type="string">
            <text:p>associated with foundries, sandblasting, and mines. Macrophages respond to silica and release fibrogenic factors, leading to fibrosis. Increase TB. Affect upper lobes. “eggshell” calcification of hilar lymph nodes. </text:p>
          </table:table-cell>
        </table:table-row>
        <table:table-row table:style-name="ro7">
          <table:table-cell office:value-type="string">
            <text:p>asbetosis </text:p>
          </table:table-cell>
          <table:table-cell table:style-name="ce5" office:value-type="string">
            <text:p><text:span text:style-name="T3">Diffuse pulmonary interstitial fibrosis caused by inhaled asbestos fibers. </text:span><text:span text:style-name="T4">↑ </text:span><text:span text:style-name="T3">risk of pleural mesothelioma and bronchogenic carcinoma. Long latency. Ferruginous bodies in lung (asbestos fibers coated with hemosiderin). Ivory-white pleural plaques.</text:span></text:p>
          </table:table-cell>
        </table:table-row>
        <table:table-row table:style-name="ro4">
          <table:table-cell/>
          <table:table-cell table:style-name="ce3" office:value-type="string">
            <text:p>Mainly affects lower lobes.</text:p>
          </table:table-cell>
        </table:table-row>
        <table:table-row table:style-name="ro4">
          <table:table-cell office:value-type="string">
            <text:p>asbestos bodies </text:p>
          </table:table-cell>
          <table:table-cell office:value-type="string">
            <text:p>Golden-brown, fusiform rods, resembling dumbbells, located inside macrophage. </text:p>
          </table:table-cell>
        </table:table-row>
        <table:table-row table:style-name="ro7">
          <table:table-cell table:style-name="ce4" office:value-type="string">
            <text:p>Neonatal respiratory distress syndrome</text:p>
          </table:table-cell>
          <table:table-cell table:style-name="ce5" office:value-type="string">
            <text:p><text:span text:style-name="T3">Surfactant deficiency leading to </text:span><text:span text:style-name="T4">↑ </text:span><text:span text:style-name="T3">surface tension, resulting in alveolar collapse. Risk factor= premature, maternal diabetes ( due to increased insulin), cesarean delievery ( decrease release of fetal glucocorticoids) </text:span></text:p>
          </table:table-cell>
        </table:table-row>
        <table:table-row table:style-name="ro4">
          <table:table-cell/>
          <table:table-cell table:style-name="ce3" office:value-type="string">
            <text:p>Treatment: maternal steroids before birth; artificial surfactant for infant.</text:p>
          </table:table-cell>
        </table:table-row>
        <table:table-row table:style-name="ro4">
          <table:table-cell office:value-type="string">
            <text:p>Surfactant–</text:p>
          </table:table-cell>
          <table:table-cell table:style-name="ce3" office:value-type="string">
            <text:p>–dipalmitoyl phosphatidylcholine.</text:p>
          </table:table-cell>
        </table:table-row>
        <table:table-row table:style-name="ro4">
          <table:table-cell office:value-type="string">
            <text:p>persistantly low O2 tension </text:p>
          </table:table-cell>
          <table:table-cell office:value-type="string">
            <text:p>risk if PDA </text:p>
          </table:table-cell>
        </table:table-row>
        <table:table-row table:style-name="ro4">
          <table:table-cell office:value-type="string">
            <text:p>therapeutic supplemental O2 </text:p>
          </table:table-cell>
          <table:table-cell office:value-type="string">
            <text:p>retinopathy of prematurity </text:p>
          </table:table-cell>
        </table:table-row>
        <table:table-row table:style-name="ro7">
          <table:table-cell table:style-name="ce4" office:value-type="string">
            <text:p>Adult respiratory distress syndrome (ARDS</text:p>
          </table:table-cell>
          <table:table-cell table:style-name="ce5" office:value-type="string">
            <text:p><text:span text:style-name="T3">May be caused by trauma, sepsis, shock, gastric aspiration, uremia, acute pancreatitis, or amniotic fluid embolism. Diffuse alveolar damage </text:span><text:span text:style-name="T4">→ ↑ </text:span><text:span text:style-name="T3">alveolar capillary permeability </text:span><text:span text:style-name="T4">→ </text:span><text:span text:style-name="T3">protein-rich leakage into alveoli. Results in formation of intra-alveolar hyaline membrane. Initial damage due to neutrophilic substances toxic to alveolar wall, activation of coagulation cascade, or oxygen-derived free radicals</text:span></text:p>
          </table:table-cell>
        </table:table-row>
        <table:table-row table:style-name="ro4">
          <table:table-cell table:style-name="ce4" office:value-type="string">
            <text:p>Sleep apnea</text:p>
          </table:table-cell>
          <table:table-cell table:style-name="ce3" office:value-type="string">
            <text:p>Person stops breathing for at least 10 seconds repeatedly during sleep.</text:p>
          </table:table-cell>
        </table:table-row>
        <table:table-row table:style-name="ro4">
          <table:table-cell/>
          <table:table-cell table:style-name="ce3" office:value-type="string">
            <text:p>Central sleep apnea––no respiratory effort. Obstructive sleep apnea––respiratory effort</text:p>
          </table:table-cell>
        </table:table-row>
        <table:table-row table:style-name="ro4">
          <table:table-cell/>
          <table:table-cell table:style-name="ce3" office:value-type="string">
            <text:p>against airway obstruction. Associated with obesity, loud snoring, systemic/</text:p>
          </table:table-cell>
        </table:table-row>
        <table:table-row table:style-name="ro4">
          <table:table-cell/>
          <table:table-cell table:style-name="ce3" office:value-type="string">
            <text:p>pulmonary hypertension, arrhythmias, and</text:p>
          </table:table-cell>
        </table:table-row>
        <table:table-row table:style-name="ro4">
          <table:table-cell/>
          <table:table-cell table:style-name="ce3" office:value-type="string">
            <text:p>possibly sudden death.</text:p>
          </table:table-cell>
        </table:table-row>
        <table:table-row table:style-name="ro4">
          <table:table-cell office:value-type="string">
            <text:p>bronchial obstruction </text:p>
          </table:table-cell>
          <table:table-cell office:value-type="string">
            <text:p>absent/ decrease affected area of breath sounds. Decrease resonance, decrease fremitus, tracheak deviated to side of lesion</text:p>
          </table:table-cell>
        </table:table-row>
        <table:table-row table:style-name="ro4">
          <table:table-cell office:value-type="string">
            <text:p>pleural effusion </text:p>
          </table:table-cell>
          <table:table-cell office:value-type="string">
            <text:p>decrease over effusion of breath sounds, dulless of resonance, decrease fremitus, </text:p>
          </table:table-cell>
        </table:table-row>
        <table:table-row table:style-name="ro4">
          <table:table-cell office:value-type="string">
            <text:p>Pneumonia ( lobar</text:p>
          </table:table-cell>
          <table:table-cell office:value-type="string">
            <text:p>may have bronchial breath sounds over lesion of breath sounds. Dullness of resonance . Increase freminus, </text:p>
          </table:table-cell>
        </table:table-row>
        <table:table-row table:style-name="ro4">
          <table:table-cell office:value-type="string">
            <text:p>tension pneumothorax </text:p>
          </table:table-cell>
          <table:table-cell office:value-type="string">
            <text:p>decrease breath sounds, hyperresonant, absent of fremitus, away from side of lesion. </text:p>
          </table:table-cell>
        </table:table-row>
        <table:table-row table:style-name="ro4">
          <table:table-cell office:value-type="string">
            <text:p>lung cancer complication </text:p>
          </table:table-cell>
          <table:table-cell office:value-type="string">
            <text:p>1. recurrent laryngeal symptoms= hoarseness </text:p>
          </table:table-cell>
        </table:table-row>
        <table:table-row table:style-name="ro4">
          <table:table-cell/>
          <table:table-cell office:value-type="string">
            <text:p>2. effusions ( pleural or pericardial) </text:p>
          </table:table-cell>
        </table:table-row>
        <table:table-row table:style-name="ro4">
          <table:table-cell office:value-type="string">
            <text:p>mesothelioma </text:p>
          </table:table-cell>
          <table:table-cell office:value-type="string">
            <text:p>psammoma bodies </text:p>
          </table:table-cell>
        </table:table-row>
        <table:table-row table:style-name="ro4">
          <table:table-cell table:style-name="ce4" office:value-type="string">
            <text:p>Large cell carcinoma</text:p>
          </table:table-cell>
          <table:table-cell table:style-name="ce4" office:value-type="string">
            <text:p>Highly anaplastic undifferentiated tumor; poor prognosis; less tendency to metastasize and less responsive to chemotherapy. Removed surgically.</text:p>
          </table:table-cell>
        </table:table-row>
        <table:table-row table:style-name="ro4">
          <table:table-cell/>
          <table:table-cell table:style-name="ce4" office:value-type="string">
            <text:p>Pleomorphic giant cells with leukocyte fragments in cytoplasm.</text:p>
          </table:table-cell>
        </table:table-row>
        <table:table-row table:style-name="ro4">
          <table:table-cell/>
          <table:table-cell office:value-type="string">
            <text:p>peripheral </text:p>
          </table:table-cell>
        </table:table-row>
        <table:table-row table:style-name="ro10">
          <table:table-cell table:style-name="ce4" office:value-type="string">
            <text:p>Small cell (oat cell) carcinoma</text:p>
          </table:table-cell>
          <table:table-cell table:style-name="ce14" office:value-type="string">
            <text:p><text:span text:style-name="T6">Undifferentiated </text:span><text:span text:style-name="T8">→ </text:span><text:span text:style-name="T6">very aggressive; often associated with ectopic production of ACTH or ADH; may lead to Lambert-Eaton syndrome (autoantibodies against calcium channels). Responsive to chemotherapy.</text:span></text:p>
          </table:table-cell>
        </table:table-row>
        <table:table-row table:style-name="ro10">
          <table:table-cell/>
          <table:table-cell table:style-name="ce14" office:value-type="string">
            <text:p><text:span text:style-name="T6">Neoplasm of neuroendocrine Kulchitsky cells </text:span><text:span text:style-name="T8">→ </text:span><text:span text:style-name="T6">small dark blue cells</text:span></text:p>
          </table:table-cell>
        </table:table-row>
        <table:table-row table:style-name="ro4">
          <table:table-cell/>
          <table:table-cell office:value-type="string">
            <text:p>Central</text:p>
          </table:table-cell>
        </table:table-row>
        <table:table-row table:style-name="ro11">
          <table:table-cell table:style-name="ce4" office:value-type="string">
            <text:p>adenocarcinoma: Bronchial bronchioloalveolar</text:p>
          </table:table-cell>
          <table:table-cell table:style-name="ce15" office:value-type="string">
            <text:p><text:span text:style-name="T6">Develops in site of prior pulmonary inflammation or injury (most common lung cancer in nonsmokers and females).</text:span></text:p>
            <text:p><text:span text:style-name="T6">Not linked to smoking. Grow along with airway. Can present like pneumonia. Can result in hypertrophic osteoarthropathy. Both type Clara cell= typer II pneumocytes, multiple densities on X-ray of chest. </text:span></text:p>
          </table:table-cell>
        </table:table-row>
        <table:table-row table:style-name="ro4">
          <table:table-cell table:style-name="ce4"/>
          <table:table-cell office:value-type="string">
            <text:p>peripheral </text:p>
          </table:table-cell>
        </table:table-row>
        <table:table-row table:style-name="ro10">
          <table:table-cell office:value-type="string">
            <text:p>squamous cell carcinoma </text:p>
          </table:table-cell>
          <table:table-cell table:style-name="ce14" office:value-type="string">
            <text:p><text:span text:style-name="T6">Hilar mass arising from bronchus; Cavitation; Clearly linked to Smoking; parathyroid-like activity </text:span><text:span text:style-name="T8">→ </text:span><text:span text:style-name="T6">PTHrP</text:span></text:p>
          </table:table-cell>
        </table:table-row>
        <table:table-row table:style-name="ro4">
          <table:table-cell/>
          <table:table-cell table:style-name="ce4" office:value-type="string">
            <text:p>Keratin pearls and intercellular bridges.</text:p>
          </table:table-cell>
        </table:table-row>
        <table:table-row table:style-name="ro4">
          <table:table-cell/>
          <table:table-cell office:value-type="string">
            <text:p>central </text:p>
          </table:table-cell>
        </table:table-row>
        <table:table-row table:style-name="ro4">
          <table:table-cell table:style-name="ce3" office:value-type="string">
            <text:p>Lobar</text:p>
          </table:table-cell>
          <table:table-cell table:style-name="ce3" office:value-type="string">
            <text:p>Pneumococcus most frequently</text:p>
          </table:table-cell>
        </table:table-row>
        <table:table-row table:style-name="ro7">
          <table:table-cell/>
          <table:table-cell table:style-name="ce5" office:value-type="string">
            <text:p><text:span text:style-name="T3">Intra-alveolar exudate </text:span><text:span text:style-name="T4">→ </text:span><text:span text:style-name="T3">consolidation; may involve entire lung</text:span></text:p>
          </table:table-cell>
        </table:table-row>
        <table:table-row table:style-name="ro4">
          <table:table-cell table:style-name="ce3" office:value-type="string">
            <text:p>Bronchopneumonia</text:p>
          </table:table-cell>
          <table:table-cell table:style-name="ce3" office:value-type="string">
            <text:p>S. aureus, H. flu, Klebsiella, S. pyogenes</text:p>
          </table:table-cell>
        </table:table-row>
        <table:table-row table:style-name="ro7">
          <table:table-cell/>
          <table:table-cell table:style-name="ce5" office:value-type="string">
            <text:p><text:span text:style-name="T3">Acute inflammatory infiltrates from bronchioles into adjacent alveoli; patchy distribution involving </text:span><text:span text:style-name="T4">␣ </text:span><text:span text:style-name="T3">1 lobes </text:span></text:p>
          </table:table-cell>
        </table:table-row>
        <table:table-row table:style-name="ro4">
          <table:table-cell table:style-name="ce3" office:value-type="string">
            <text:p>Interstitial (atypical) pneumonia</text:p>
          </table:table-cell>
          <table:table-cell table:style-name="ce3" office:value-type="string">
            <text:p>Viruses (RSV, adenoviruses), Mycoplasma, Legionella, Chlamydia</text:p>
          </table:table-cell>
        </table:table-row>
        <table:table-row table:style-name="ro7">
          <table:table-cell/>
          <table:table-cell table:style-name="ce5" office:value-type="string">
            <text:p><text:span text:style-name="T3">Diffuse patchy inflammation localized to interstitial areas at alveolar walls; distribution involving </text:span><text:span text:style-name="T4">␣ </text:span><text:span text:style-name="T3">1 lobes (</text:span></text:p>
          </table:table-cell>
        </table:table-row>
        <table:table-row table:style-name="ro4">
          <table:table-cell table:style-name="ce4" office:value-type="string">
            <text:p>Lung abscess</text:p>
          </table:table-cell>
          <table:table-cell table:style-name="ce3" office:value-type="string">
            <text:p>Localized collection of pus within parenchyma, usually resulting from bronchial obstruction (e.g., cancer) or aspiration of gastric contents (especially in patients predisposed to loss of consciousness, e.g., alcoholics or epileptics). Often due to S. aureus or anaerobes.</text:p>
          </table:table-cell>
        </table:table-row>
        <table:table-row table:style-name="ro7">
          <table:table-cell table:style-name="ce3" office:value-type="string">
            <text:p>Transudate</text:p>
          </table:table-cell>
          <table:table-cell table:style-name="ce5" office:value-type="string">
            <text:p><text:span text:style-name="T4">↓ </text:span><text:span text:style-name="T3">protein content. Due to CHF, nephrotic syndrome, or hepatic cirrhosis.</text:span></text:p>
          </table:table-cell>
        </table:table-row>
        <table:table-row table:style-name="ro7">
          <table:table-cell table:style-name="ce3" office:value-type="string">
            <text:p>Exudate</text:p>
          </table:table-cell>
          <table:table-cell table:style-name="ce5" office:value-type="string">
            <text:p><text:span text:style-name="T4">↑ </text:span><text:span text:style-name="T3">protein content, cloudy. Due to malignancy, pneumonia, collagen vascular disease,</text:span></text:p>
          </table:table-cell>
        </table:table-row>
        <table:table-row table:style-name="ro4">
          <table:table-cell/>
          <table:table-cell table:style-name="ce3" office:value-type="string">
            <text:p>trauma.</text:p>
          </table:table-cell>
        </table:table-row>
        <table:table-row table:style-name="ro7">
          <table:table-cell table:style-name="ce3" office:value-type="string">
            <text:p>Lymphatic</text:p>
          </table:table-cell>
          <table:table-cell table:style-name="ce5" office:value-type="string">
            <text:p><text:span text:style-name="T3">Milky fluid; </text:span><text:span text:style-name="T4">↑ </text:span><text:span text:style-name="T3">triglycerides.</text:span></text:p>
          </table:table-cell>
        </table:table-row>
      </table:table>
      <table:table table:name="Sheet2" table:style-name="ta1" table:print="false">
        <table:table-column table:style-name="co4" table:default-cell-style-name="Default"/>
        <table:table-column table:style-name="co5" table:default-cell-style-name="Default"/>
        <table:table-row table:style-name="ro4">
          <table:table-cell office:value-type="string">
            <text:p>henoch schonlei purpura </text:p>
          </table:table-cell>
          <table:table-cell/>
        </table:table-row>
        <table:table-row table:style-name="ro1">
          <table:table-cell office:value-type="string">
            <text:p>churg strauss </text:p>
          </table:table-cell>
          <table:table-cell/>
        </table:table-row>
        <table:table-row table:style-name="ro1">
          <table:table-cell office:value-type="string">
            <text:p>microscopic polyarteritis </text:p>
          </table:table-cell>
          <table:table-cell/>
        </table:table-row>
        <table:table-row table:style-name="ro2">
          <table:table-cell office:value-type="string">
            <text:p>Pan</text:p>
          </table:table-cell>
          <table:table-cell/>
        </table:table-row>
      </table:table>
      <table:table table:name="Sheet3" table:style-name="ta1" table:print="false">
        <table:table-column table:style-name="co3"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27">07/27/2010</text:date>, <text:time>00:17: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e  tang</meta:initial-creator>
    <meta:creation-date>2010-07-25T08:54:11</meta:creation-date>
    <dc:date>2010-07-27T00:17:10</dc:date>
    <dc:creator>Jianshi Huang</dc:creator>
    <meta:editing-duration>PT01H31M53S</meta:editing-duration>
    <meta:editing-cycles>3</meta:editing-cycles>
    <meta:generator>OpenOffice.org/3.2$Unix OpenOffice.org_project/320m12$Build-9483</meta:generator>
    <meta:document-statistic meta:table-count="3" meta:cell-count="308" meta:object-count="0"/>
  </office:meta>
</office:document-meta>
</file>